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inherit" svg:font-family="inheri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Arial" fo:font-size="18pt" style:font-size-asian="18pt" style:font-size-complex="18pt"/>
    </style:style>
    <style:style style:name="P3" style:family="paragraph" style:parent-style-name="Standard">
      <style:paragraph-properties fo:text-align="justify" style:justify-single-word="false"/>
      <style:text-properties officeooo:paragraph-rsid="002940d7"/>
    </style:style>
    <style:style style:name="P4" style:family="paragraph" style:parent-style-name="Preformatted_20_Text">
      <style:paragraph-properties fo:text-align="justify" style:justify-single-word="false" style:writing-mode="lr-tb"/>
      <style:text-properties style:font-name="Arial" fo:font-size="18pt" fo:language="pt" fo:country="PT" officeooo:rsid="00233ee0" officeooo:paragraph-rsid="002940d7" style:font-size-asian="18pt" style:font-name-complex="Arial" style:font-size-complex="18pt"/>
    </style:style>
    <style:style style:name="P5" style:family="paragraph" style:parent-style-name="Preformatted_20_Text">
      <style:paragraph-properties fo:text-align="justify" style:justify-single-word="false" style:writing-mode="lr-tb"/>
      <style:text-properties style:font-name="Arial" fo:font-size="18pt" fo:language="pt" fo:country="PT" style:font-size-asian="18pt" style:font-size-complex="18pt"/>
    </style:style>
    <style:style style:name="P6" style:family="paragraph" style:parent-style-name="Preformatted_20_Text">
      <style:paragraph-properties fo:text-align="justify" style:justify-single-word="false" style:writing-mode="lr-tb"/>
      <style:text-properties style:font-name="Arial" fo:font-size="18pt" fo:language="pt" fo:country="PT" officeooo:rsid="001630b6" style:font-size-asian="18pt" style:font-size-complex="18pt"/>
    </style:style>
    <style:style style:name="P7" style:family="paragraph" style:parent-style-name="Preformatted_20_Text">
      <style:paragraph-properties fo:text-align="justify" style:justify-single-word="false" style:writing-mode="lr-tb"/>
      <style:text-properties fo:font-variant="normal" fo:text-transform="none" fo:color="#222222" style:font-name="Arial" fo:font-size="18pt" fo:letter-spacing="normal" fo:language="pt" fo:country="PT" fo:font-style="normal" fo:font-weight="normal" officeooo:rsid="00233ee0" officeooo:paragraph-rsid="002940d7" style:font-size-asian="18pt" style:font-name-complex="Arial" style:font-size-complex="18pt"/>
    </style:style>
    <style:style style:name="P8" style:family="paragraph" style:parent-style-name="Preformatted_20_Text">
      <style:paragraph-properties fo:text-align="justify" style:justify-single-word="false" style:writing-mode="lr-tb"/>
      <style:text-properties fo:font-variant="normal" fo:text-transform="none" fo:color="#222222" style:font-name="Arial" fo:font-size="18pt" fo:letter-spacing="normal" fo:language="pt" fo:country="PT" fo:font-style="normal" fo:font-weight="normal" officeooo:rsid="002f33f5" officeooo:paragraph-rsid="002d138a" style:font-size-asian="18pt" style:font-name-complex="Arial" style:font-size-complex="18pt"/>
    </style:style>
    <style:style style:name="P9" style:family="paragraph" style:parent-style-name="Preformatted_20_Text">
      <style:paragraph-properties fo:text-align="justify" style:justify-single-word="false" style:writing-mode="lr-tb"/>
      <style:text-properties fo:font-variant="normal" fo:text-transform="none" fo:color="#222222" style:font-name="Arial" fo:font-size="18pt" fo:letter-spacing="normal" fo:language="pt" fo:country="PT" fo:font-style="normal" fo:font-weight="normal" officeooo:rsid="002f33f5" officeooo:paragraph-rsid="0035ff94" style:font-size-asian="18pt" style:font-name-complex="Arial" style:font-size-complex="18pt"/>
    </style:style>
    <style:style style:name="P10" style:family="paragraph" style:parent-style-name="Preformatted_20_Text">
      <style:paragraph-properties fo:text-align="justify" style:justify-single-word="false" style:writing-mode="lr-tb"/>
      <style:text-properties fo:font-variant="normal" fo:text-transform="none" fo:color="#222222" style:font-name="Arial" fo:font-size="18pt" fo:letter-spacing="normal" fo:language="pt" fo:country="PT" fo:font-style="normal" fo:font-weight="normal" officeooo:rsid="0035ff94" officeooo:paragraph-rsid="0035ff94" style:font-size-asian="18pt" style:font-weight-asian="normal" style:font-name-complex="Arial" style:font-size-complex="18pt" style:font-weight-complex="normal"/>
    </style:style>
    <style:style style:name="P11" style:family="paragraph" style:parent-style-name="Preformatted_20_Text">
      <style:paragraph-properties fo:text-align="justify" style:justify-single-word="false" style:writing-mode="lr-tb"/>
      <style:text-properties fo:font-variant="normal" fo:text-transform="none" fo:color="#222222" style:font-name="Arial" fo:font-size="18pt" fo:letter-spacing="normal" fo:language="pt" fo:country="PT" fo:font-style="normal" fo:font-weight="normal" officeooo:rsid="001934c2" officeooo:paragraph-rsid="001934c2" style:font-size-asian="18pt" style:font-weight-asian="normal" style:font-size-complex="18pt" style:font-weight-complex="normal"/>
    </style:style>
    <style:style style:name="P12" style:family="paragraph" style:parent-style-name="Preformatted_20_Text">
      <style:paragraph-properties fo:line-height="100%" fo:text-align="justify" style:justify-single-word="false" style:writing-mode="lr-tb"/>
      <style:text-properties fo:font-variant="normal" fo:text-transform="none" fo:color="#222222" style:font-name="Arial" fo:font-size="18pt" fo:letter-spacing="normal" fo:language="pt" fo:country="PT" fo:font-style="normal" fo:font-weight="normal" officeooo:paragraph-rsid="0035ff94"/>
    </style:style>
    <style:style style:name="P13" style:family="paragraph" style:parent-style-name="Preformatted_20_Text">
      <style:paragraph-properties fo:line-height="100%" fo:text-align="justify" style:justify-single-word="false" style:writing-mode="lr-tb"/>
      <style:text-properties fo:font-variant="normal" fo:text-transform="none" fo:color="#222222" style:font-name="Arial" fo:font-size="18pt" fo:letter-spacing="normal" fo:language="pt" fo:country="PT" fo:font-style="normal" fo:font-weight="normal" officeooo:paragraph-rsid="0039dcca" style:font-style-asian="normal" style:font-style-complex="normal"/>
    </style:style>
    <style:style style:name="P14" style:family="paragraph" style:parent-style-name="Preformatted_20_Text">
      <style:paragraph-properties fo:line-height="100%" fo:text-align="justify" style:justify-single-word="false" style:writing-mode="lr-tb"/>
      <style:text-properties fo:font-variant="normal" fo:text-transform="none" fo:color="#222222" style:font-name="Arial" fo:font-size="18pt" fo:letter-spacing="normal" fo:language="pt" fo:country="PT" fo:font-style="normal" fo:font-weight="normal" officeooo:paragraph-rsid="0035ff94" style:font-style-asian="normal" style:font-style-complex="normal"/>
    </style:style>
    <style:style style:name="P15" style:family="paragraph" style:parent-style-name="Preformatted_20_Text">
      <style:paragraph-properties fo:line-height="100%" fo:text-align="justify" style:justify-single-word="false" style:writing-mode="lr-tb"/>
      <style:text-properties fo:font-variant="normal" fo:text-transform="none" fo:color="#222222" style:font-name="Arial" fo:font-size="18pt" fo:letter-spacing="normal" fo:language="pt" fo:country="PT" fo:font-style="normal" fo:font-weight="normal" officeooo:paragraph-rsid="0039b6b8" style:font-style-asian="normal" style:font-style-complex="normal"/>
    </style:style>
    <style:style style:name="P16" style:family="paragraph" style:parent-style-name="Preformatted_20_Text">
      <style:paragraph-properties fo:text-align="justify" style:justify-single-word="false" style:writing-mode="lr-tb"/>
      <style:text-properties fo:font-variant="normal" fo:text-transform="none" fo:color="#222222" style:font-name="Arial" fo:font-size="18pt" fo:letter-spacing="normal" fo:language="pt" fo:country="PT" fo:font-style="normal" fo:font-weight="bold" officeooo:rsid="0035ff94" officeooo:paragraph-rsid="0035ff94" style:font-size-asian="18pt" style:font-weight-asian="bold" style:font-name-complex="Arial" style:font-size-complex="18pt" style:font-weight-complex="bold"/>
    </style:style>
    <style:style style:name="P17" style:family="paragraph" style:parent-style-name="Preformatted_20_Text">
      <style:paragraph-properties fo:text-align="justify" style:justify-single-word="false" style:writing-mode="lr-tb"/>
      <style:text-properties fo:font-variant="normal" fo:text-transform="none" fo:color="#222222" style:font-name="Arial" fo:font-size="18pt" fo:letter-spacing="normal" fo:language="pt" fo:country="PT" fo:font-style="normal" fo:font-weight="bold" officeooo:rsid="003c635d" officeooo:paragraph-rsid="003c635d" style:font-size-asian="18pt" style:font-weight-asian="bold" style:font-name-complex="Arial" style:font-size-complex="18pt" style:font-weight-complex="bold"/>
    </style:style>
    <style:style style:name="P18" style:family="paragraph" style:parent-style-name="Preformatted_20_Text">
      <style:paragraph-properties fo:text-align="justify" style:justify-single-word="false" style:writing-mode="lr-tb"/>
    </style:style>
    <style:style style:name="P19" style:family="paragraph" style:parent-style-name="Preformatted_20_Text">
      <style:paragraph-properties fo:text-align="justify" style:justify-single-word="false" style:writing-mode="lr-tb"/>
      <style:text-properties officeooo:paragraph-rsid="001934c2"/>
    </style:style>
    <style:style style:name="P20" style:family="paragraph" style:parent-style-name="Preformatted_20_Text">
      <style:paragraph-properties fo:text-align="justify" style:justify-single-word="false" style:writing-mode="lr-tb"/>
      <style:text-properties officeooo:paragraph-rsid="002940d7"/>
    </style:style>
    <style:style style:name="P21" style:family="paragraph" style:parent-style-name="Preformatted_20_Text">
      <style:paragraph-properties fo:text-align="justify" style:justify-single-word="false" style:writing-mode="lr-tb"/>
      <style:text-properties officeooo:paragraph-rsid="002d138a"/>
    </style:style>
    <style:style style:name="P22" style:family="paragraph" style:parent-style-name="Preformatted_20_Text">
      <style:paragraph-properties fo:text-align="justify" style:justify-single-word="false" style:writing-mode="lr-tb"/>
      <style:text-properties fo:font-weight="bold" officeooo:paragraph-rsid="001934c2" style:font-weight-asian="bold" style:font-weight-complex="bold"/>
    </style:style>
    <style:style style:name="P23" style:family="paragraph" style:parent-style-name="Preformatted_20_Text">
      <style:paragraph-properties fo:text-align="justify" style:justify-single-word="false" style:writing-mode="lr-tb"/>
      <style:text-properties fo:font-weight="bold" officeooo:paragraph-rsid="002940d7" style:font-weight-asian="bold" style:font-weight-complex="bold"/>
    </style:style>
    <style:style style:name="T1" style:family="text">
      <style:text-properties style:font-name="Arial" fo:font-size="18pt" fo:language="pt" fo:country="PT" style:font-size-asian="18pt" style:font-size-complex="18pt"/>
    </style:style>
    <style:style style:name="T2" style:family="text">
      <style:text-properties style:font-name="Arial" fo:font-size="18pt" fo:language="pt" fo:country="PT" officeooo:rsid="0014b490" style:font-size-asian="18pt" style:font-size-complex="18pt"/>
    </style:style>
    <style:style style:name="T3" style:family="text">
      <style:text-properties style:font-name="Arial" fo:font-size="18pt" fo:language="pt" fo:country="PT" officeooo:rsid="001630b6" style:font-size-asian="18pt" style:font-size-complex="18pt"/>
    </style:style>
    <style:style style:name="T4" style:family="text">
      <style:text-properties style:font-name="Arial" fo:font-size="18pt" fo:language="pt" fo:country="PT" officeooo:rsid="001934c2" style:font-size-asian="18pt" style:font-size-complex="18pt"/>
    </style:style>
    <style:style style:name="T5" style:family="text">
      <style:text-properties style:font-name="Arial" fo:font-size="18pt" fo:language="pt" fo:country="PT" officeooo:rsid="001a49aa" style:font-size-asian="18pt" style:font-size-complex="18pt"/>
    </style:style>
    <style:style style:name="T6" style:family="text">
      <style:text-properties style:font-name="Arial" fo:font-size="18pt" fo:language="pt" fo:country="PT" officeooo:rsid="001b04f1" style:font-size-asian="18pt" style:font-size-complex="18pt"/>
    </style:style>
    <style:style style:name="T7" style:family="text">
      <style:text-properties style:font-name="Arial" fo:font-size="18pt" fo:language="pt" fo:country="PT" officeooo:rsid="00233ee0" style:font-size-asian="18pt" style:font-size-complex="18pt"/>
    </style:style>
    <style:style style:name="T8" style:family="text">
      <style:text-properties style:font-name="Arial" fo:font-size="18pt" fo:language="pt" fo:country="PT" officeooo:rsid="0024c51f" style:font-size-asian="18pt" style:font-size-complex="18pt"/>
    </style:style>
    <style:style style:name="T9" style:family="text">
      <style:text-properties style:font-name="Arial" fo:font-size="18pt" fo:language="pt" fo:country="PT" officeooo:rsid="0031bdf7" style:font-size-asian="18pt" style:font-size-complex="18pt"/>
    </style:style>
    <style:style style:name="T10" style:family="text">
      <style:text-properties style:font-name="Arial" fo:font-size="18pt" fo:language="pt" fo:country="PT" style:font-size-asian="18pt" style:font-name-complex="Arial" style:font-size-complex="18pt"/>
    </style:style>
    <style:style style:name="T11" style:family="text">
      <style:text-properties style:font-name="Arial" fo:font-size="18pt" fo:language="pt" fo:country="PT" officeooo:rsid="00233ee0" style:font-size-asian="18pt" style:font-name-complex="Arial" style:font-size-complex="18pt"/>
    </style:style>
    <style:style style:name="T12" style:family="text">
      <style:text-properties style:font-name="Arial" fo:font-size="18pt" fo:language="pt" fo:country="PT" officeooo:rsid="0031bdf7" style:font-size-asian="18pt" style:font-name-complex="Arial" style:font-size-complex="18pt"/>
    </style:style>
    <style:style style:name="T13" style:family="text">
      <style:text-properties style:font-name="Arial" fo:font-size="18pt" fo:language="pt" fo:country="PT" officeooo:rsid="0014b490" style:font-name-asian="NSimSun1" style:font-size-asian="18pt" style:font-name-complex="Liberation Mono" style:font-size-complex="18pt"/>
    </style:style>
    <style:style style:name="T14" style:family="text">
      <style:text-properties style:font-name="Arial" fo:font-size="18pt" fo:language="pt" fo:country="PT" officeooo:rsid="00233ee0" style:font-name-asian="NSimSun1" style:font-size-asian="18pt" style:font-name-complex="Liberation Mono" style:font-size-complex="18pt"/>
    </style:style>
    <style:style style:name="T15" style:family="text">
      <style:text-properties style:font-name="Arial" fo:font-size="18pt" style:font-size-asian="18pt" style:font-name-complex="Arial" style:font-size-complex="18pt"/>
    </style:style>
    <style:style style:name="T16" style:family="text">
      <style:text-properties fo:font-variant="normal" fo:text-transform="none" fo:color="#222222" style:font-name="Arial" fo:font-size="18pt" fo:letter-spacing="normal" fo:language="pt" fo:country="PT" fo:font-style="normal" fo:font-weight="normal" style:font-size-asian="18pt" style:font-size-complex="18pt"/>
    </style:style>
    <style:style style:name="T17" style:family="text">
      <style:text-properties fo:font-variant="normal" fo:text-transform="none" fo:color="#222222" style:font-name="Arial" fo:font-size="18pt" fo:letter-spacing="normal" fo:language="pt" fo:country="PT" fo:font-style="normal" fo:font-weight="normal" officeooo:rsid="001934c2" style:font-size-asian="18pt" style:font-weight-asian="normal" style:font-size-complex="18pt" style:font-weight-complex="normal"/>
    </style:style>
    <style:style style:name="T18" style:family="text">
      <style:text-properties fo:font-variant="normal" fo:text-transform="none" fo:color="#222222" style:font-name="Arial" fo:font-size="18pt" fo:letter-spacing="normal" fo:language="pt" fo:country="PT" fo:font-style="normal" fo:font-weight="normal" officeooo:rsid="00233ee0" style:font-size-asian="18pt" style:font-name-complex="Arial" style:font-size-complex="18pt"/>
    </style:style>
    <style:style style:name="T19" style:family="text">
      <style:text-properties fo:font-variant="normal" fo:text-transform="none" fo:color="#222222" style:font-name="Arial" fo:font-size="18pt" fo:letter-spacing="normal" fo:language="pt" fo:country="PT" fo:font-style="normal" fo:font-weight="normal" officeooo:rsid="002d138a" style:font-size-asian="18pt" style:font-name-complex="Arial" style:font-size-complex="18pt"/>
    </style:style>
    <style:style style:name="T20" style:family="text">
      <style:text-properties fo:font-variant="normal" fo:text-transform="none" fo:color="#222222" style:font-name="Arial" fo:font-size="18pt" fo:letter-spacing="normal" fo:language="pt" fo:country="PT" fo:font-style="normal" fo:font-weight="normal" officeooo:rsid="002ec41e" style:font-size-asian="18pt" style:font-name-complex="Arial" style:font-size-complex="18pt"/>
    </style:style>
    <style:style style:name="T21" style:family="text">
      <style:text-properties fo:font-variant="normal" fo:text-transform="none" fo:color="#222222" style:font-name="Arial" fo:font-size="18pt" fo:letter-spacing="normal" fo:language="pt" fo:country="PT" fo:font-style="normal" fo:font-weight="normal" officeooo:rsid="002f33f5" style:font-size-asian="18pt" style:font-name-complex="Arial" style:font-size-complex="18pt"/>
    </style:style>
    <style:style style:name="T22" style:family="text">
      <style:text-properties fo:font-variant="normal" fo:text-transform="none" fo:color="#222222" style:font-name="Arial" fo:font-size="18pt" fo:letter-spacing="normal" fo:language="pt" fo:country="PT" fo:font-style="normal" fo:font-weight="normal" officeooo:rsid="002d138a" style:font-name-asian="NSimSun1" style:font-size-asian="18pt" style:font-name-complex="Arial" style:font-size-complex="18pt"/>
    </style:style>
    <style:style style:name="T23" style:family="text">
      <style:text-properties fo:font-variant="normal" fo:text-transform="none" fo:color="#222222" style:font-name="Arial" fo:font-size="18pt" fo:letter-spacing="normal" fo:language="pt" fo:country="PT" fo:font-style="normal" style:font-size-asian="18pt" style:font-size-complex="18pt"/>
    </style:style>
    <style:style style:name="T24" style:family="text">
      <style:text-properties fo:font-variant="normal" fo:text-transform="none" fo:color="#222222" style:font-name="Arial" fo:font-size="18pt" fo:letter-spacing="normal" fo:language="pt" fo:country="PT" fo:font-style="normal" officeooo:rsid="001934c2" style:font-size-asian="18pt" style:font-size-complex="18pt"/>
    </style:style>
    <style:style style:name="T25" style:family="text">
      <style:text-properties fo:font-variant="normal" fo:text-transform="none" fo:color="#222222" style:font-name="Arial" fo:font-size="18pt" fo:letter-spacing="normal" fo:language="pt" fo:country="PT" fo:font-style="normal" officeooo:rsid="00233ee0" style:font-size-asian="18pt" style:font-name-complex="Arial" style:font-size-complex="18pt"/>
    </style:style>
    <style:style style:name="T26" style:family="text">
      <style:text-properties fo:font-variant="normal" fo:text-transform="none" fo:color="#222222" style:font-name="Arial" fo:font-size="18pt" fo:letter-spacing="normal" fo:language="pt" fo:country="PT" fo:font-style="normal" officeooo:rsid="002d138a" style:font-size-asian="18pt" style:font-name-complex="Arial" style:font-size-complex="18pt"/>
    </style:style>
    <style:style style:name="T27" style:family="text">
      <style:text-properties fo:language="pt" fo:country="PT"/>
    </style:style>
    <style:style style:name="T28" style:family="text">
      <style:text-properties officeooo:rsid="003057dd"/>
    </style:style>
    <style:style style:name="T29" style:family="text">
      <style:text-properties officeooo:rsid="0031bdf7"/>
    </style:style>
    <style:style style:name="T30" style:family="text">
      <style:text-properties officeooo:rsid="0032c7e0"/>
    </style:style>
    <style:style style:name="T31" style:family="text">
      <style:text-properties officeooo:rsid="0039b6b8" style:font-size-asian="18pt" style:font-weight-asian="normal" style:font-name-complex="Arial" style:font-size-complex="18pt" style:font-weight-complex="normal"/>
    </style:style>
    <style:style style:name="T32" style:family="text">
      <style:text-properties officeooo:rsid="00332b8d"/>
    </style:style>
    <style:style style:name="T33" style:family="text">
      <style:text-properties officeooo:rsid="003471f6"/>
    </style:style>
    <style:style style:name="T34" style:family="text">
      <style:text-properties officeooo:rsid="0035ff94"/>
    </style:style>
    <style:style style:name="T35" style:family="text">
      <style:text-properties fo:font-style="italic" style:font-style-asian="italic" style:font-style-complex="italic"/>
    </style:style>
    <style:style style:name="T36" style:family="text">
      <style:text-properties fo:font-style="italic" officeooo:rsid="0035ff94" style:font-size-asian="18pt" style:font-style-asian="italic" style:font-weight-asian="normal" style:font-name-complex="Arial" style:font-size-complex="18pt" style:font-style-complex="italic" style:font-weight-complex="normal"/>
    </style:style>
    <style:style style:name="T37" style:family="text">
      <style:text-properties fo:font-style="italic" officeooo:rsid="0039b6b8" style:font-size-asian="18pt" style:font-style-asian="italic" style:font-weight-asian="normal" style:font-name-complex="Arial" style:font-size-complex="18pt" style:font-style-complex="italic" style:font-weight-complex="normal"/>
    </style:style>
    <style:style style:name="T38" style:family="text">
      <style:text-properties fo:font-style="italic" officeooo:rsid="0039dcca" style:font-size-asian="18pt" style:font-style-asian="italic" style:font-weight-asian="normal" style:font-name-complex="Arial" style:font-size-complex="18pt" style:font-style-complex="italic" style:font-weight-complex="normal"/>
    </style:style>
    <style:style style:name="T39" style:family="text">
      <style:text-properties style:font-name="Arial" officeooo:rsid="0035ff94" style:font-size-asian="18pt" style:font-style-asian="normal" style:font-weight-asian="normal" style:font-name-complex="Arial" style:font-size-complex="18pt" style:font-style-complex="normal" style:font-weight-complex="normal"/>
    </style:style>
    <style:style style:name="T40" style:family="text">
      <style:text-properties officeooo:rsid="00380a3a"/>
    </style:style>
    <style:style style:name="T41" style:family="text">
      <style:text-properties officeooo:rsid="003a960c"/>
    </style:style>
    <style:style style:name="T42" style:family="text">
      <style:text-properties style:font-style-asian="normal" style:font-style-complex="normal"/>
    </style:style>
    <style:style style:name="T43" style:family="text">
      <style:text-properties officeooo:rsid="003c635d" style:font-style-asian="normal" style:font-style-complex="normal"/>
    </style:style>
    <style:style style:name="T44"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 Introdução</text:p>
      <text:p text:style-name="P2"/>
      <text:p text:style-name="P2"><text:tab/>Durante a década de 70, diversos sistemas autônomos eram ligados a redes independentes, sob diferentes condições, de maneiras distintas. Assim, a falta de padronização gerava diferentes produtos que realizavam a mesma função. No fim da mesma década, houve então a necessidade de investimento na padronização desses tipos de sistemas por diversas organizações nacionais e internacionais, incluindo a ISO.</text:p>
      <text:p text:style-name="P2"><text:tab/>Em 1981, documentos foram criados, garantindo um ambiente de sistemas que se tornam “abertos” à comunicação com outros sistemas, garantindo um padrão de procedimentos de comunicação. Não apenas comunicação, os documentos também permitiam <text:bookmark text:name="tw-target-text"/><text:span text:style-name="T27">a capacidade de tais sistemas trabalharem juntos em</text:span></text:p>
      <text:p text:style-name="P5">suporte de aplicativos distribuídos.</text:p>
      <text:p text:style-name="P18"><text:span text:style-name="T1"><text:tab/></text:span><text:span text:style-name="T2">O modelo de Interconexão de Sistemas Abertos </text:span><text:span text:style-name="T13">busca promover a escrita e escritores de</text:span><text:span text:style-name="T2"> padrões segundo um modelo de referência. O interesse nesse modelo vem crescendo ao longo do tempo e, consequentemente, diversos tutoriais foram criados. O tutorial deste artigo </text:span><text:span text:style-name="T3">visa ser mais intuitivo e referente ao público com uma experiência mínima com o conteúdo abordado.</text:span></text:p>
      <text:p text:style-name="P6"/>
      <text:p text:style-name="P22"><text:span text:style-name="T3">2.</text:span><text:span text:style-name="T4">0 </text:span><text:bookmark text:name="tw-target-text1"/><text:span text:style-name="T23">Comunicação diplomática nos tempos medievai</text:span><text:span text:style-name="T24">s</text:span></text:p>
      <text:p text:style-name="P11"/>
      <text:p text:style-name="P19"><text:span text:style-name="T17"><text:tab/>Começamos um um exemplo lúdico de dois templos inimigos, </text:span><text:bookmark text:name="tw-target-text2"/><text:span text:style-name="T16">Altdorf </text:span><text:span text:style-name="T1">e B</text:span><text:span text:style-name="T9">l</text:span><text:span text:style-name="T1">itzen, </text:span><text:span text:style-name="T5">cuja comunicação entre ambos só é feita através de mercadores que só se locomovem para frente e para trás em um ambiente perigoso. Um dia um novo rei de Altdorf decide se unir ao reino de B</text:span><text:span text:style-name="T9">l</text:span><text:span text:style-name="T5">itzen e escreve uma carta, pedindo para o ministro das relações exteriores do reino verificá-la.</text:span></text:p>
      <text:p text:style-name="P19"><text:soft-page-break/><text:span text:style-name="T5"><text:tab/></text:span><text:bookmark text:name="tw-target-text3"/><text:span text:style-name="T1">Este é um caso típico de uma entidade em um sistema que deseja comunicar com uma entidade em outro sistema. </text:span><text:span text:style-name="T5">Nem sempre o caminho a ser percorrido é seguro e temos problemas como confiabilidade e dentro outros.</text:span></text:p>
      <text:p text:style-name="P19"><text:span text:style-name="T5"><text:tab/></text:span><text:span text:style-name="T6">O ministro das relações exteriores de Altdorf, como é mais experiente, guarda a carta do rei e escreve outra carta para enviar ao reino inimigo, onde pergunta se há interesse do reino inimigo de estabelecer relações diplomáticas. Terminada a carta, o ministro instrui o </text:span><text:span text:style-name="T14">Agente de Compras</text:span><text:span text:style-name="T6"> para que entregue a carta ao outro reino.</text:span></text:p>
      <text:p text:style-name="P19"><text:span text:style-name="T6"><text:tab/></text:span><text:span text:style-name="T7">O Agente de Compras sabe que sua responsabilidade é grande e, por isso, faz uma cópia da carta original, que deve ser enviada,</text:span><text:span text:style-name="T8"> por meio de um mercador,</text:span><text:span text:style-name="T7"> à B</text:span><text:span text:style-name="T9">l</text:span><text:span text:style-name="T7">itzen, enviando-a juntamente com uma nota feita por ele mesmo. </text:span><text:span text:style-name="T8">Essa nota</text:span><text:span text:style-name="T7"> solicita ao Agente de Compras de B</text:span><text:span text:style-name="T9">l</text:span><text:span text:style-name="T7">itzen que uma nota de recebimento seja enviada de volta e a cópia da carta seja entregue ao respectivo ministro das relações exteriores do reino.</text:span></text:p>
      <text:p text:style-name="P20"><text:span text:style-name="T7"><text:tab/></text:span><text:span text:style-name="T11">O Agente de Compras de B</text:span><text:span text:style-name="T12">l</text:span><text:span text:style-name="T11">itzen recebe a carta, repassa ao ministro e manda de volta uma nota de recebimento que logo é entregue ao Agente de Compras de <text:s/>Altdorf. O tribunal de B</text:span><text:span text:style-name="T12">l</text:span><text:span text:style-name="T11">itzen fica em alvoroço com o pedido de seu rival, porém, a resposta é afirmativa e, para isso, o Agente de Compras de do reino envia uma resposta ao ministro de Altdorf, seguindo a mesma ideia de usar uma cópia da carta original e uma nota de recebimento. O envio ao ministro de Altdorf é bem sucedido e a confirmação logo chega de volta à B</text:span><text:span text:style-name="T12">l</text:span><text:span text:style-name="T11">itzen.</text:span></text:p>
      <text:p text:style-name="P3"><text:span text:style-name="T15"><text:tab/>O ministro de Altdorf, feliz com o resultado da comunicação, logo anexa a carta original do rei juntamente com uma carta de apresentação e as envia ao departamento de compras. O Agente de Compras copia as cartas, anexa a nota de reconhecimento e as envia com um mercador. Três semanas depois, a resposta da nota de reconhecimento ainda não chegou (o mercador foi </text:span><text:soft-page-break/><text:span text:style-name="T15">emboscado no caminho). Nervoso com o tempo, o Agente de Compras, por bem de ter as cartas originais, envia outras cópias à Btitzen, que são entregues corretamente e a nota de reconhecimento devidamente devolvida e confirmada.</text:span></text:p>
      <text:p text:style-name="P3"><text:span text:style-name="T15"><text:tab/>No total são necessárias treze cartas ou cópias de cartas e notas para que uma mensagem seja devidamente entregue a um destino receptivo. O sistema todo é mais fácil de compreender se cada ator (rei, ministro, agente de compras, etc) for analisado separadamente. Cada agente de um nível utiliza os serviços dos agentes de nível inferior e presta serviços aos agentes de nível superior. </text:span><text:bookmark text:name="tw-target-text4"/><text:span text:style-name="T10">Em outras palavras, podemos usar as camadas como uma técnica de estruturação para organizar e minimizar a complexidade da mensagem e aprimorar nossa compreensão do processo de comunicação.</text:span></text:p>
      <text:p text:style-name="P4"><text:tab/>O nível dos reis assume que toda a comunicação é realizada de forma eficiente e confiável, podendo ser utilizada para quaisquer fins necessários. O nível dos ministros garante que as cartas sejam entregues e assume a responsabilidade de entregar as informações do rei. O nível do agente de compras usa um serviço não confiável para poder suprir os serviços da camada superior (ministros) de forma confiável usando ferramentas extras para tal. Isso é exemplificado pelas notas de reconhecimento, que não têm haver com o conteúdo enviado pelo ministro, mas permite confirmar o recebimento baseado no tempo de possível resposta.</text:p>
      <text:p text:style-name="P4"/>
      <text:p text:style-name="P23"><text:bookmark text:name="tw-target-text5"/><text:span text:style-name="T26">3.0 M</text:span><text:span text:style-name="T25">odelo de referência básico </text:span><text:span text:style-name="T26">da</text:span><text:span text:style-name="T25"> interconexão de sistemas abertos</text:span></text:p>
      <text:p text:style-name="P7"/>
      <text:p text:style-name="P21"><text:span text:style-name="T18"><text:tab/></text:span><text:span text:style-name="T19">O modelo sugere que cada sistema aberto </text:span><text:span text:style-name="T22">possua</text:span><text:span text:style-name="T19"> sete subsistemas, cada um comunicante com seu inferior e superior. Os subsistemas de vários sistemas juntos formam </text:span><text:soft-page-break/><text:span text:style-name="T19">camadas, assim, existem camadas que prestam diferentes serviços umas às outras.</text:span></text:p>
      <text:p text:style-name="P21"><text:span text:style-name="T19"><text:tab/></text:span><text:span text:style-name="T20">A comunicação dentro das camadas é regida por um protocolo que define exatamente como a comunicação deve ser feita e encapsulando a mensagem. As camadas mais baixas podem se comunicar de forma direta. </text:span><text:span text:style-name="T21">Temos uma imagem do modelo ISO com as 7 camadas expostas.</text:span></text:p>
      <text:p text:style-name="P8"><text:tab/>A camada 7, camada de aplicação, serve para fornecer ao usuário, por meio de seus protocolos, as informações acessíveis a ele de forma simples, como por exemplo serviços de envio e recebimento de email. Os protocolos dessa camada correspondem às convenções usadas pelo rei para enviar sua carta à B<text:span text:style-name="T29">l</text:span>itzen.</text:p>
      <text:p text:style-name="P8"><text:tab/><text:span text:style-name="T28">A camada 6, camada de apresentação,lida com a representação e manipulação da estrutura de dados, incluindo a gestão do formato dos dados e transformações deles. O propósito dessa camada é representar informações para as entidades da camada a que se comunica (de aplicação) de forma que tenha sentido e resolvendo problemas de sintaxe. Enquanto essa camada não é apresentada no exemplo anterior, é fácil inseri-la no contexto. Assuma-se que o povo do reino de Altdorf fale alemão e o povo de Blitzen, francês, mas os padres de ambos os reinos falem latim. As funções da camada poderiam ser traduzidas como um padre de Altdorf traduzindo a carta do rei de alemão para latim e um padre de Blitzen, ao receber a carta traduzi-la de latim para francês.</text:span></text:p>
      <text:p text:style-name="P8"><text:tab/><text:span text:style-name="T29">A camada 5, a camada de sessão, suporta um serviço de administração de sessão, que prevê a vinculação e desvinculação de duas entidades de apresentação em uma relação lógica chamada sessão-conexão, e suporta um serviço de diálogo da sessão dentro da sessão-conexão. Esse diálogo da sessão controla os dados trocados ao delimitar e quarentinar os dados, sincronizando a troca </text:span><text:soft-page-break/><text:span text:style-name="T29">deles e administrando a sequência de interações. No exemplo medieval, o ministro de relações internacionais corresponde a camada de sessão, com relações diplomáticas correspondendo ao diálogo da sessão e convenções diplomáticas correspondendo ao administrador de interações.</text:span></text:p>
      <text:p text:style-name="P8"><text:tab/><text:span text:style-name="T30">A camada 4, a camada de transporte, destina-se a fornecer transferências de dados fim-a-fim entre origem e destino de forma transparente, confiável e de alto custo-benefício. O agente de compras no exemplo medieval corresponde as entidades de transporte.</text:span></text:p>
      <text:p text:style-name="P8"><text:tab/><text:span text:style-name="T32">A camada 3, a camada de rede, providencia os meios de roteamento de dados entre os sistemas que contém entidades de comunicação de aplicações. Ela lida com roteamento, troca e retransmissão de dados dentre uma única rede administrativa.</text:span></text:p>
      <text:p text:style-name="P8"><text:tab/><text:span text:style-name="T32">O exemplo medieval tem a camada do mercador quebrada nas três últimas camadas da ISO, seja os indivíduos carregando as mensagens dos compradores ou passando-as para outros mercadores para a entrega.</text:span></text:p>
      <text:p text:style-name="P9"><text:tab/><text:span text:style-name="T33">A camada 2, a camada de enlace, envolve a transferência de blocos de dados pelo enlace de forma a mascarar as características físicas da 1ª camada. Enquanto diferentes graus de detecção de erros e correções desses blocos de dados podem ser providenciados por diferentes protocolos da camada de enlace, a motivação principal para incluir a camada na arquitetura é permitir a identificação e correção de erros de transmissão de forma localizada através de enlaces individuais.</text:span></text:p>
      <text:p text:style-name="P9"><text:tab/><text:span text:style-name="T34">A camada 1, a camada física, está preocupada com os meios da transmissão de bits entre os meios físicos. Ela providencia as funções mecânicas, elétricas, procedurais e funcionais necessárias para transmitir e interpretar sinais mandados por entidades físicas, como computadores e roteadores.</text:span></text:p>
      <text:p text:style-name="P16"><text:soft-page-break/>4.0. Funções comuns de Protocolo</text:p>
      <text:p text:style-name="P16"/>
      <text:p text:style-name="P10"><text:tab/><text:span text:style-name="T35">4.1. Administrador de conexão</text:span></text:p>
      <text:p text:style-name="P12"><text:span text:style-name="T36"><text:tab/></text:span><text:span text:style-name="T39">O atual modelo de referência ISO para interconexão de sistemas abertos geralmente requer que uma conexão seja</text:span></text:p>
      <text:p text:style-name="P14">explicitamente estabelecida e liberada em cada camada, a fim de apoiar a comunicação entre sistemas. O estabelecimento de tal conexão normalmente requer pelo menos uma mensagem em uma direção solicitando uma conexão e uma segundo na outra direção concordando com a conexão. Os dados do usuário podem ou não</text:p>
      <text:p text:style-name="P14">serem transportados pelo pedido de estabelecimento de conexão e resposta. Protocolos diferentes também diferem na confiabilidade da conexões que eles estabelecem, especialmente em sua capacidade de diferenciar entre instâncias diferentes ao longo do tempo da conexão desejada.</text:p>
      <text:p text:style-name="P14"><text:tab/>Protocolos também diferem na provisão de um "fechamento gracioso", terminando a conexão apenas após todos os dados transmitidos terem sido recebidos no destino. Normalmente conexões de protocolo de camadas mais altas pagam o preço de um esquema de gerencia de conexão mais complexo para obter melhor desempenho. Camadas inferiores podem ser mais descuidadas, pois qualquer erro será detectado posteriormente nas camadas superiores.</text:p>
      <text:p text:style-name="P14"><text:tab/>O gerenciamento de conexões exigido pelo modelo de referência envolve uma grande sobrecarga. Como alternativa, na maioria das camadas, também é possível empregar protocolos sem conexão e espera-se que as extensões do modelo de referência atual incorporem esse fato.</text:p>
      <text:p text:style-name="P15"><text:tab/><text:span text:style-name="T40">O modelo explicitamente inclui multiplexação de conexões. Isso permite que muitas conexões de altas </text:span><text:soft-page-break/><text:span text:style-name="T40">camadas sejam mapeadas em uma conexão de baixa camada.</text:span></text:p>
      <text:p text:style-name="P15"><text:span text:style-name="T40"><text:tab/></text:span><text:span text:style-name="T36">4.</text:span><text:span text:style-name="T38">2</text:span><text:span text:style-name="T36">. </text:span><text:span text:style-name="T37">Transferência de dados</text:span></text:p>
      <text:p text:style-name="P13"><text:span text:style-name="T37"><text:tab/></text:span><text:span text:style-name="T31">Cada camada no modelo de referência não é só capaz de troca de informações de controle local para essa camada, mas também é </text:span>capaz de transferir transparentemente unidades de dados de protocolo da camada superior. Essa transferência normal de dados ocorre quando <text:span text:style-name="T41">as</text:span> unidades <text:span text:style-name="T41">de dados </text:span>d<text:span text:style-name="T41">o</text:span> protocolo de uma camada são passadas pela interface para a próxima camada inferior e são encapsulados nas unidades de dados do protocolo dessa camada inferior para transmissão ao sistema destino. A transferência através de cada interface pode ser realizada por chamada de procedimento, mensagem que passa dentro do sistema único ou encapsulamento temporário na unidade de dados da interface.</text:p>
      <text:p text:style-name="P13"><text:tab/>O controle de fluxo é uma função comum em muitas camadas no modelo de referência. Pode ser aplicado a unidades de dados de protocolo ou a unidades de dados de interface. Sua intenção é impedir que uma fonte envie mais dados do que seu destino é capaz de aceitar.</text:p>
      <text:p text:style-name="P13"><text:span text:style-name="T37"><text:tab/></text:span><text:span text:style-name="T38">4.3. Funções de erro</text:span></text:p>
      <text:p text:style-name="P10"><text:span text:style-name="T42"><text:tab/>Em cada camada da arquitetura, erros que não podiam ser detectados pelas funções da camada inferior pode</text:span><text:span text:style-name="T43">m</text:span><text:span text:style-name="T42"> se tornar detectáveis. </text:span>Uma grande variedade de técnicas diferentes são usadas para aprimorar os recursos de detecção de erros em diferentes camadas. Depois que os erros são detectados, uma determinada camada pode tomar uma ação para corrigir o erro ou simplesmente notificar a próxima camada superior de que ocorreu um erro.</text:p>
      <text:p text:style-name="P17">5.0. Conclusão</text:p>
      <text:p text:style-name="P17"><text:tab/><text:span text:style-name="T44">Neste artigo, a sociedade medieval foi comparada às redes de computadores atuais, com a diplomacia medieval </text:span><text:soft-page-break/><text:span text:style-name="T44">desempenhando o mesmo papel que a interconexão de sistemas abertos. Ambas as situações exigem muitos conjuntos distintos de serviços para obter comunicação e camadas conscientes das funções requeridas oferecem significantes conceituais e organizacionais vantagens. Nos dois casos, uma implementação em camadas eficiente requer que o conjunto de protocolos seja cuidadosamente escolhido para evitar a replicação desnecessária de serviç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inherit" svg:font-family="inheri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0T10:11:34.067000000</meta:creation-date>
    <dc:date>2019-11-04T00:33:55.913000000</dc:date>
    <meta:editing-duration>PT2H39M57S</meta:editing-duration>
    <meta:editing-cycles>7</meta:editing-cycles>
    <meta:generator>LibreOffice/5.4.0.3$Windows_x86 LibreOffice_project/7556cbc6811c9d992f4064ab9287069087d7f62c</meta:generator>
    <meta:document-statistic meta:table-count="0" meta:image-count="0" meta:object-count="0" meta:page-count="8" meta:paragraph-count="40" meta:word-count="1912" meta:character-count="12102" meta:non-whitespace-character-count="10197"/>
  </office:meta>
</office:document-meta>
</file>